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4.251cm" style:rel-column-width="16383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D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b4b1b"/>
    </style:style>
    <style:style style:name="P2" style:family="paragraph" style:parent-style-name="Standard">
      <style:text-properties officeooo:rsid="001b4b1b" officeooo:paragraph-rsid="001b4b1b"/>
    </style:style>
    <style:style style:name="P3" style:family="paragraph" style:parent-style-name="Standard">
      <style:text-properties officeooo:rsid="001b4b1b" officeooo:paragraph-rsid="001ce836"/>
    </style:style>
    <style:style style:name="P4" style:family="paragraph" style:parent-style-name="Standard">
      <style:text-properties officeooo:rsid="001ce836" officeooo:paragraph-rsid="001ce836"/>
    </style:style>
    <style:style style:name="P5" style:family="paragraph" style:parent-style-name="Standard">
      <style:paragraph-properties fo:break-before="page"/>
      <style:text-properties officeooo:rsid="001ce836" officeooo:paragraph-rsid="001ce836"/>
    </style:style>
    <style:style style:name="P6" style:family="paragraph" style:parent-style-name="Standard">
      <style:text-properties officeooo:rsid="001ce836" officeooo:paragraph-rsid="001ce836" fo:background-color="#00a933"/>
    </style:style>
    <style:style style:name="P7" style:family="paragraph" style:parent-style-name="Standard">
      <style:text-properties officeooo:rsid="001d41de" officeooo:paragraph-rsid="001d41de" fo:background-color="#00a933"/>
    </style:style>
    <style:style style:name="P8" style:family="paragraph" style:parent-style-name="Standard">
      <style:text-properties officeooo:rsid="001b4b1b" officeooo:paragraph-rsid="001b4b1b" fo:background-color="#ff0000"/>
    </style:style>
    <style:style style:name="P9" style:family="paragraph" style:parent-style-name="Standard">
      <style:text-properties officeooo:rsid="001ce836" officeooo:paragraph-rsid="001ce836" fo:background-color="#ff0000"/>
    </style:style>
    <style:style style:name="P10" style:family="paragraph" style:parent-style-name="Standard">
      <style:text-properties officeooo:rsid="001ce836" officeooo:paragraph-rsid="001ce836" fo:background-color="#ffff00"/>
    </style:style>
    <style:style style:name="P11" style:family="paragraph" style:parent-style-name="Standard">
      <style:text-properties officeooo:rsid="001d41de" officeooo:paragraph-rsid="001d41de"/>
    </style:style>
    <style:style style:name="P12" style:family="paragraph" style:parent-style-name="Standard">
      <style:text-properties officeooo:rsid="001d41de" officeooo:paragraph-rsid="001d41de" fo:background-color="#158466"/>
    </style:style>
    <style:style style:name="P13" style:family="paragraph" style:parent-style-name="Table_20_Contents">
      <style:text-properties officeooo:rsid="001b4b1b" officeooo:paragraph-rsid="001b4b1b"/>
    </style:style>
    <style:style style:name="T1" style:family="text">
      <style:text-properties officeooo:rsid="001b4b1b"/>
    </style:style>
    <style:style style:name="T2" style:family="text">
      <style:text-properties officeooo:rsid="001ce836"/>
    </style:style>
    <style:style style:name="T3" style:family="text">
      <style:text-properties officeooo:rsid="001d41de"/>
    </style:style>
    <style:style style:name="T4" style:family="text">
      <style:text-properties fo:background-color="#00a933" loext:char-shading-value="0"/>
    </style:style>
    <style:style style:name="T5" style:family="text">
      <style:text-properties fo:background-color="#00a933" loext:char-shading-value="0"/>
    </style:style>
    <style:style style:name="T6" style:family="text"/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TN recipe calculations</text:p>
      <table:table table:name="Tabela1" table:style-name="Tabela1">
        <table:table-column table:style-name="Tabela1.A" table:number-columns-repeated="4"/>
        <table:table-row table:style-name="TableLine2018521063552">
          <table:table-cell table:style-name="Tabela1.A1" office:value-type="string">
            <text:p text:style-name="P13">Machine</text:p>
          </table:table-cell>
          <table:table-cell table:style-name="Tabela1.A1" office:value-type="string">
            <text:p text:style-name="P13">In</text:p>
          </table:table-cell>
          <table:table-cell table:style-name="Tabela1.A1" office:value-type="string">
            <text:p text:style-name="P13">Out</text:p>
          </table:table-cell>
          <table:table-cell table:style-name="Tabela1.D1" office:value-type="string">
            <text:p text:style-name="P13">ID</text:p>
          </table:table-cell>
        </table:table-row>
        <table:table-row table:style-name="TableLine2018521063552">
          <table:table-cell table:style-name="Tabela1.A2" office:value-type="string">
            <text:p text:style-name="P13">X</text:p>
          </table:table-cell>
          <table:table-cell table:style-name="Tabela1.A2" office:value-type="string">
            <text:p text:style-name="P13">1B, 2C</text:p>
          </table:table-cell>
          <table:table-cell table:style-name="Tabela1.A2" office:value-type="string">
            <text:p text:style-name="P13"><text:span text:style-name="T2">1</text:span>A</text:p>
          </table:table-cell>
          <table:table-cell table:style-name="Tabela1.D2" office:value-type="string">
            <text:p text:style-name="P13">a</text:p>
          </table:table-cell>
        </table:table-row>
        <table:table-row table:style-name="TableLine2018521063552">
          <table:table-cell table:style-name="Tabela1.A2" office:value-type="string">
            <text:p text:style-name="P13">X</text:p>
          </table:table-cell>
          <table:table-cell table:style-name="Tabela1.A2" office:value-type="string">
            <text:p text:style-name="P13">1B, 4D</text:p>
          </table:table-cell>
          <table:table-cell table:style-name="Tabela1.A2" office:value-type="string">
            <text:p text:style-name="P13"><text:span text:style-name="T2">2</text:span>C</text:p>
          </table:table-cell>
          <table:table-cell table:style-name="Tabela1.D2" office:value-type="string">
            <text:p text:style-name="P13">b</text:p>
          </table:table-cell>
        </table:table-row>
        <table:table-row table:style-name="TableLine2018521063552">
          <table:table-cell table:style-name="Tabela1.A2" office:value-type="string">
            <text:p text:style-name="P13">X</text:p>
          </table:table-cell>
          <table:table-cell table:style-name="Tabela1.A2" office:value-type="string">
            <text:p text:style-name="P13">10E, 400F</text:p>
          </table:table-cell>
          <table:table-cell table:style-name="Tabela1.A2" office:value-type="string">
            <text:p text:style-name="P13"><text:span text:style-name="T2">1</text:span>D</text:p>
          </table:table-cell>
          <table:table-cell table:style-name="Tabela1.D2" office:value-type="string">
            <text:p text:style-name="P13">c</text:p>
          </table:table-cell>
        </table:table-row>
        <table:table-row table:style-name="TableLine2018521063552">
          <table:table-cell table:style-name="Tabela1.A2" office:value-type="string">
            <text:p text:style-name="P13">Y</text:p>
          </table:table-cell>
          <table:table-cell table:style-name="Tabela1.A2" office:value-type="string">
            <text:p text:style-name="P13">E, 100F</text:p>
          </table:table-cell>
          <table:table-cell table:style-name="Tabela1.A2" office:value-type="string">
            <text:p text:style-name="P13"><text:span text:style-name="T2">1</text:span>B</text:p>
          </table:table-cell>
          <table:table-cell table:style-name="Tabela1.D2" office:value-type="string">
            <text:p text:style-name="P13">d</text:p>
          </table:table-cell>
        </table:table-row>
      </table:table>
      <text:p text:style-name="P1"/>
      <text:p text:style-name="P2">Request: 1A</text:p>
      <text:p text:style-name="P2">Stored items: 3D 19E 1000F</text:p>
      <text:p text:style-name="P2"/>
      <text:p text:style-name="P2">NOW: <text:span text:style-name="T2">1</text:span>A</text:p>
      <text:p text:style-name="P2">Remaining plans: 1A</text:p>
      <text:p text:style-name="P2">Remaining storage: 3D 19E 1000F</text:p>
      <text:p text:style-name="P8">Stored: No</text:p>
      <text:p text:style-name="P2">Plausible recipes: a <text:span text:style-name="T2">(1A) * 1</text:span></text:p>
      <text:p text:style-name="P3"><text:span text:style-name="T2">Replan: </text:span>-1A +1B +2C</text:p>
      <text:p text:style-name="P2">Accumulated crafts: 1a</text:p>
      <text:p text:style-name="P2"/>
      <text:p text:style-name="P2">NOW: <text:span text:style-name="T2">1</text:span>B</text:p>
      <text:p text:style-name="P2">Remaining plans: 1B 2C</text:p>
      <text:p text:style-name="P2">Remaining storage: 3D 19E 1000F</text:p>
      <text:p text:style-name="P8">Stored: No</text:p>
      <text:p text:style-name="P2">Plausible recipes: d <text:span text:style-name="T2">(1B) * 1</text:span></text:p>
      <text:p text:style-name="P3"><text:span text:style-name="T2">Replan: </text:span>-1B +1E +100F</text:p>
      <text:p text:style-name="P2">Accumulated crafts: 1a 1<text:span text:style-name="T2">d</text:span></text:p>
      <text:p text:style-name="P2"/>
      <text:p text:style-name="P2">NOW: <text:span text:style-name="T2">2</text:span>C</text:p>
      <text:p text:style-name="P2">Remaining plans: 2C 1E 100F</text:p>
      <text:p text:style-name="P2">Remaining storage: 3D 19E 1000F</text:p>
      <text:p text:style-name="P8">Stored: No</text:p>
      <text:p text:style-name="P2">Plausible recipes: b <text:span text:style-name="T2">(2C) * 1</text:span></text:p>
      <text:p text:style-name="P2"><text:span text:style-name="T2">Replan: </text:span>-<text:span text:style-name="T2">2C +1B +4D</text:span></text:p>
      <text:p text:style-name="P4">Accumulated crafts: 1a 1b 1d</text:p>
      <text:p text:style-name="P4"/>
      <text:p text:style-name="P4">NOW: 1E</text:p>
      <text:p text:style-name="P4">Remaining plans: 1E 100F 1B 4D</text:p>
      <text:p text:style-name="P4">Remaining storage: 3D 19E 1000F</text:p>
      <text:p text:style-name="P6">Stored: Yes(19/1E)</text:p>
      <text:p text:style-name="P4">Restore: -1E</text:p>
      <text:p text:style-name="P3"><text:span text:style-name="T2">Replan: -1E</text:span></text:p>
      <text:p text:style-name="P4">Accumulated crafts: 1a 1b 1d</text:p>
      <text:p text:style-name="P4"/>
      <text:p text:style-name="P4">NOW: 100F</text:p>
      <text:p text:style-name="P4">Remaining plans: 100F 1B 4D</text:p>
      <text:p text:style-name="P4">Remaining storage: 3D 18E 1000F</text:p>
      <text:p text:style-name="P6">Stored: Yes(100/1000F)</text:p>
      <text:p text:style-name="P4">Restore: -100F</text:p>
      <text:p text:style-name="P4">Replan: -100F</text:p>
      <text:p text:style-name="P4">Accumulated crafts: 1a 1b 1d</text:p>
      <text:p text:style-name="P5">NOW: 1B</text:p>
      <text:p text:style-name="P4">Remaining plans: 1B 4D</text:p>
      <text:p text:style-name="P4">Remaining storage: 3D 18E 900F</text:p>
      <text:p text:style-name="P9">Stored: No</text:p>
      <text:p text:style-name="P4">Plausible recipes: d (1B) * 1</text:p>
      <text:p text:style-name="P3"><text:span text:style-name="T2">Replan: </text:span>-<text:span text:style-name="T2">1B +1E +100F</text:span></text:p>
      <text:p text:style-name="P4">Accumulated crafts: 1a 1b 2d</text:p>
      <text:p text:style-name="P4"/>
      <text:p text:style-name="P4">NOW: 4D</text:p>
      <text:p text:style-name="P4">Remaining plans: 4D</text:p>
      <text:p text:style-name="P4">Remaining storage: 3D 18E 900F</text:p>
      <text:p text:style-name="P10">Stored: Some(3/4D)</text:p>
      <text:p text:style-name="P4">Restore: -3D</text:p>
      <text:p text:style-name="P4">Replan: -3D</text:p>
      <text:p text:style-name="P4">Remaining plans: 1D</text:p>
      <text:p text:style-name="P4">Plausible recipes: c (1D) * 1</text:p>
      <text:p text:style-name="P4">Replan: -1D +10E +400F</text:p>
      <text:p text:style-name="P4">Accumulated crafts: 1a 1b 1c 2d</text:p>
      <text:p text:style-name="P4"/>
      <text:p text:style-name="P4">NOW: 10E</text:p>
      <text:p text:style-name="P4">Remaining plans: 10E 400F</text:p>
      <text:p text:style-name="P4">Remaining storage: <text:span text:style-name="T3">18E 900F</text:span></text:p>
      <text:p text:style-name="P7">Stored: Yes(18/10E)</text:p>
      <text:p text:style-name="P11">Restore: -10E</text:p>
      <text:p text:style-name="P11">Replan: -10E</text:p>
      <text:p text:style-name="P11">Acumulated crafts: 1a 1b 1c 2d</text:p>
      <text:p text:style-name="P4"/>
      <text:p text:style-name="P11">NOW: 400F</text:p>
      <text:p text:style-name="P11">Remaining plans: 400F</text:p>
      <text:p text:style-name="P11">Remaining storage: 8E 900F</text:p>
      <text:p text:style-name="P7">Stored: Yes(900/400F)</text:p>
      <text:p text:style-name="P11">Restore: -400F</text:p>
      <text:p text:style-name="P11">Replan: -400F</text:p>
      <text:p text:style-name="P11">Acumulated crafts: 1a 1b 1c 2d</text:p>
      <text:p text:style-name="P11"/>
      <text:p text:style-name="P12">END! No more items are planned</text:p>
      <text:p text:style-name="P11"/>
      <text:p text:style-name="P11">Original storage: <text:span text:style-name="T1">3D 19E 1000F</text:span></text:p>
      <text:p text:style-name="P11">Remaining storage: 8E 500F</text:p>
      <text:p text:style-name="P11">Difference (items consumed): 3D 11E 500F</text:p>
      <text:p text:style-name="P11">Acumulated crafts: 1a 1b 1c 2d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0-20T10:02:25.175000000</meta:creation-date>
    <dc:date>2022-10-20T12:51:02.387000000</dc:date>
    <meta:editing-duration>PT2H5M23S</meta:editing-duration>
    <meta:editing-cycles>1</meta:editing-cycles>
    <meta:document-statistic meta:table-count="1" meta:image-count="0" meta:object-count="0" meta:page-count="2" meta:paragraph-count="94" meta:word-count="295" meta:character-count="1601" meta:non-whitespace-character-count="1400"/>
    <meta:generator>LibreOffice/7.2.4.1$Windows_X86_64 LibreOffice_project/27d75539669ac387bb498e35313b970b7fe9c4f9</meta:generator>
  </office:meta>
</office:document-meta>
</file>